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officeooo:rsid="0006f4b7" officeooo:paragraph-rsid="0006f4b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Appraisal</text:h>
      <text:h text:style-name="Heading_20_2" text:outline-level="2">Customer Requirements</text:h>
      <text:p text:style-name="P1">In this section I will compare the final project to the original specification outlined by my client in the analysis section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er East</meta:initial-creator>
    <meta:creation-date>2016-03-28T23:37:39.354543387</meta:creation-date>
    <dc:date>2016-03-28T23:43:30.218122750</dc:date>
    <dc:creator>Peter East</dc:creator>
    <meta:editing-duration>PT5M51S</meta:editing-duration>
    <meta:editing-cycles>1</meta:editing-cycles>
    <meta:document-statistic meta:table-count="0" meta:image-count="0" meta:object-count="0" meta:page-count="1" meta:paragraph-count="3" meta:word-count="24" meta:character-count="156" meta:non-whitespace-character-count="134"/>
    <meta:generator>LibreOffice/5.0.5.2$Linux_X86_64 LibreOffice_project/00m0$Build-2</meta:generator>
  </office:meta>
</office:document-meta>
</file>